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660000350900000C27D216945E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21cm" svg:height="2.338cm" svg:x="-0.007cm" svg:y="0.044cm">
          <draw:image xlink:href="Pictures/200000660000350900000C27D216945E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5.436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055cm" fo:text-indent="0cm"/>
      <style:text-properties style:use-window-font-color="true" style:text-outline="false" style:text-line-through-style="none" fo:font-family="Arial" style:font-family-generic="roman" style:font-pitch="variable" fo:font-size="3.7000000476837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045cm" fo:text-indent="0cm"/>
      <style:text-properties fo:font-size="3.299999952316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33cm" fo:text-indent="0cm"/>
      <style:text-properties fo:font-size="2.7999999523162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2cm" fo:text-indent="0cm"/>
      <style:text-properties fo:font-size="2.2999999523162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08cm" fo:text-indent="0cm"/>
      <style:text-properties fo:font-size="2.2999999523162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08cm" fo:text-indent="0cm"/>
      <style:text-properties fo:font-size="2.2999999523162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08cm" fo:text-indent="0cm"/>
      <style:text-properties fo:font-size="2.2999999523162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08cm" fo:text-indent="0cm"/>
      <style:text-properties fo:font-size="2.2999999523162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08cm" fo:text-indent="0cm"/>
      <style:text-properties fo:font-size="2.2999999523162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.1999998092651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211cm" fo:page-height="2.46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2.241cm" svg:x="1cm" svg:y="4.8cm"/>
      <draw:page-thumbnail draw:layer="backgroundobjects" svg:width="9.294cm" svg:height="2.241cm" svg:x="1cm" svg:y="12.848cm"/>
      <draw:page-thumbnail draw:layer="backgroundobjects" svg:width="9.294cm" svg:height="2.241cm" svg:x="1cm" svg:y="20.896cm"/>
      <draw:page-thumbnail draw:layer="backgroundobjects" svg:width="9.294cm" svg:height="2.241cm" svg:x="11.295cm" svg:y="4.8cm"/>
      <draw:page-thumbnail draw:layer="backgroundobjects" svg:width="9.294cm" svg:height="2.241cm" svg:x="11.295cm" svg:y="12.848cm"/>
      <draw:page-thumbnail draw:layer="backgroundobjects" svg:width="9.294cm" svg:height="2.241cm" svg:x="11.295cm" svg:y="20.896cm"/>
    </style:handout-master>
    <style:master-page style:name="Default" style:page-layout-name="PM1" draw:style-name="Mdp1">
      <draw:frame presentation:style-name="Default-title" draw:layer="backgroundobjects" svg:width="9.19cm" svg:height="0.412cm" svg:x="0.51cm" svg:y="0.097cm" presentation:class="title" presentation:placeholder="true">
        <draw:text-box/>
      </draw:frame>
      <draw:frame presentation:style-name="Default-outline1" draw:layer="backgroundobjects" svg:width="9.19cm" svg:height="1.625cm" svg:x="0.51cm" svg:y="0.574cm" presentation:class="outline" presentation:placeholder="true">
        <draw:text-box/>
      </draw:frame>
      <draw:frame presentation:style-name="Mpr1" draw:text-style-name="MP1" draw:layer="backgroundobjects" svg:width="2.379cm" svg:height="0.17cm" svg:x="0.51cm" svg:y="2.242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3.237cm" svg:height="0.17cm" svg:x="3.492cm" svg:y="2.242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2.379cm" svg:height="0.17cm" svg:x="7.321cm" svg:y="2.242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29T11:58:25.12</meta:creation-date>
    <meta:editing-duration>PT19M58S</meta:editing-duration>
    <meta:editing-cycles>3</meta:editing-cycles>
    <dc:date>2017-01-29T12:18:20.96</dc:date>
    <meta:generator>OpenOffice/4.1.2$Win32 OpenOffice.org_project/412m3$Build-9782</meta:generator>
    <meta:document-statistic meta:object-count="24"/>
  </office:meta>
</office:document-meta>
</file>